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P2" style:family="paragraph">
      <style:paragraph-properties fo:text-align="center"/>
    </style:style>
    <style:style style:name="T1" style:family="text">
      <style:text-properties style:font-name="Liberation Serif1" style:font-name-asian="Liberation Serif1" style:font-name-complex="Liberation Serif1"/>
    </style:style>
    <style:style style:name="T2" style:family="text">
      <style:text-properties style:font-name="Liberation Serif1" fo:font-size="18pt" style:font-name-asian="Liberation Serif1" style:font-size-asian="18pt" style:font-name-complex="Liberation Serif1" style:font-size-complex="18pt"/>
    </style:style>
    <style:style style:name="T3" style:family="text">
      <style:text-properties style:font-name="Liberation Serif1" fo:font-size="96pt" style:font-name-asian="Liberation Serif1" style:font-size-asian="96pt" style:font-name-complex="Liberation Serif1" style:font-size-complex="96pt"/>
    </style:style>
    <style:style style:name="T4" style:family="text">
      <style:text-properties fo:font-size="18pt" style:font-size-asian="18pt" style:font-size-complex="18pt"/>
    </style:style>
    <style:style style:name="T5" style:family="text">
      <style:text-properties fo:font-size="96pt" style:font-size-asian="96pt" style:font-size-complex="96pt"/>
    </style:style>
    <style:style style:name="T6" style:family="text">
      <style:text-properties fo:font-weight="bold" style:font-weight-asian="bold" style:font-weight-complex="bold"/>
    </style:style>
    <style:style style:name="gr1" style:family="graphic">
      <style:graphic-properties draw:stroke="solid" svg:stroke-width="0.019cm" svg:stroke-color="#333333" draw:fill="solid" draw:fill-color="#ffffff"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ermission to use audio recording form</text:p>
      <text:p text:style-name="Standard"/>
      <text:p text:style-name="Standard">We wish to record audio for this interview. This recording will be used by our team for development of this project and for no other reason. Upon successful transcription of the recording, the audio file will be destroyed. In compliance with the Data Protection Act 1998 you are free to request a copy of this recording should you wish. This can be obtained by contacting any member of our team.</text:p>
      <text:p text:style-name="Standard"/>
      <text:p text:style-name="Standard"/>
      <text:p text:style-name="Standard"><draw:rect text:anchor-type="paragraph" draw:z-index="0" draw:style-name="gr1" draw:text-style-name="P2" svg:width="1.086cm" svg:height="0.768cm" svg:x="12.786cm" svg:y="0.115cm"><text:p/></draw:rect>I am aware that audio is being recorded for this interview </text:p>
      <text:p text:style-name="Standard">and give my permission for this recording to be used in the project. <text:s text:c="4"/></text:p>
      <text:p text:style-name="Standard"/>
      <text:p text:style-name="Standard"/>
      <text:p text:style-name="Standard"/>
      <text:p text:style-name="Standard"/>
      <text:p text:style-name="Standard"><text:span text:style-name="T6">Signature</text:span>_______________________________ <text:s text:c="4"/><text:tab/><text:span text:style-name="T6">Date</text:span>__________________________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Kilian</meta:initial-creator>
    <meta:creation-date>2012-10-15T12:45:32</meta:creation-date>
    <dc:date>2012-10-15T12:59:40</dc:date>
    <dc:creator>Michael Kilian</dc:creator>
    <meta:editing-duration>PT14M9S</meta:editing-duration>
    <meta:editing-cycles>2</meta:editing-cycles>
    <meta:generator>LibreOffice/3.4$Unix LibreOffice_project/340m1$Build-502</meta:generator>
    <meta:printed-by>Michael Kilian</meta:printed-by>
    <meta:print-date>2012-10-15T12:59:24</meta:print-date>
    <meta:document-statistic meta:table-count="0" meta:image-count="0" meta:object-count="0" meta:page-count="1" meta:paragraph-count="5" meta:word-count="102" meta:character-count="642" meta:non-whitespace-character-count="534"/>
  </office:meta>
</office:document-meta>
</file>